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Next" svg:font-family="'Avenir Next'"/>
    <style:font-face style:name="Linux Libertine O" svg:font-family="'Linux Libertine O'"/>
    <style:font-face style:name="FreeSans1" svg:font-family="FreeSans" style:font-family-generic="swiss"/>
    <style:font-face style:name="Avenir Next Demi Bold" svg:font-family="'Avenir Next Demi Bold'" style:font-pitch="variable"/>
    <style:font-face style:name="Avenir Next Ultra Light" svg:font-family="'Avenir Next Ultra Light'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venir Next Demi Bold" fo:font-size="32pt" officeooo:rsid="000a555c" officeooo:paragraph-rsid="000a555c" style:font-size-asian="32pt" style:font-size-complex="32pt"/>
    </style:style>
    <style:style style:name="P2" style:family="paragraph" style:parent-style-name="Standard">
      <style:paragraph-properties fo:text-align="center" style:justify-single-word="false"/>
      <style:text-properties style:font-name="Avenir Next Demi Bold" fo:font-size="32pt" officeooo:rsid="000a555c" officeooo:paragraph-rsid="000a686c" style:font-size-asian="32pt" style:font-size-complex="32pt"/>
    </style:style>
    <style:style style:name="P3" style:family="paragraph" style:parent-style-name="Standard">
      <style:paragraph-properties fo:text-align="center" style:justify-single-word="false"/>
      <style:text-properties style:font-name="Avenir Next Demi Bold" fo:font-size="32pt" officeooo:rsid="000a686c" officeooo:paragraph-rsid="000a686c" style:font-size-asian="32pt" style:font-size-complex="32pt"/>
    </style:style>
    <style:style style:name="P4" style:family="paragraph" style:parent-style-name="Standard">
      <style:paragraph-properties fo:text-align="center" style:justify-single-word="false"/>
      <style:text-properties style:font-name="Avenir Next Ultra Light" fo:font-size="32pt" officeooo:rsid="000a555c" officeooo:paragraph-rsid="000a555c" style:font-size-asian="32pt" style:font-size-complex="32pt"/>
    </style:style>
    <style:style style:name="P5" style:family="paragraph" style:parent-style-name="Standard">
      <style:paragraph-properties fo:text-align="center" style:justify-single-word="false"/>
      <style:text-properties style:font-name="Avenir Next Ultra Light" fo:font-size="32pt" officeooo:rsid="000a686c" officeooo:paragraph-rsid="000a686c" style:font-size-asian="32pt" style:font-size-complex="32pt"/>
    </style:style>
    <style:style style:name="P6" style:family="paragraph" style:parent-style-name="Standard">
      <style:paragraph-properties fo:text-align="center" style:justify-single-word="false" fo:padding="0.0291in" fo:border-left="none" fo:border-right="none" fo:border-top="none" fo:border-bottom="0.06pt solid #000000" style:join-border="false"/>
      <style:text-properties style:font-name="Avenir Next Demi Bold" fo:font-size="32pt" officeooo:rsid="000a555c" officeooo:paragraph-rsid="000a555c" style:font-size-asian="32pt" style:font-size-complex="32pt"/>
    </style:style>
    <style:style style:name="P7" style:family="paragraph" style:parent-style-name="Standard">
      <style:paragraph-properties fo:text-align="center" style:justify-single-word="false" fo:padding="0.0291in" fo:border-left="none" fo:border-right="none" fo:border-top="none" fo:border-bottom="0.06pt solid #000000" style:join-border="false"/>
      <style:text-properties style:font-name="Avenir Next Demi Bold" fo:font-size="32pt" officeooo:rsid="000a555c" officeooo:paragraph-rsid="000a686c" style:font-size-asian="32pt" style:font-size-complex="32pt"/>
    </style:style>
    <style:style style:name="P8" style:family="paragraph" style:parent-style-name="Standard">
      <style:paragraph-properties fo:text-align="center" style:justify-single-word="false" fo:padding="0in" fo:border="none" style:shadow="none" style:join-border="false"/>
      <style:text-properties style:font-name="Avenir Next Demi Bold" fo:font-size="32pt" officeooo:rsid="000a555c" officeooo:paragraph-rsid="000a555c" style:font-size-asian="32pt" style:font-size-complex="32pt"/>
    </style:style>
    <style:style style:name="P9" style:family="paragraph" style:parent-style-name="Standard">
      <style:paragraph-properties fo:text-align="center" style:justify-single-word="false" fo:padding="0in" fo:border="none" style:shadow="none" style:join-border="false"/>
      <style:text-properties style:font-name="Avenir Next Demi Bold" fo:font-size="32pt" officeooo:rsid="000a555c" officeooo:paragraph-rsid="000a686c" style:font-size-asian="32pt" style:font-size-complex="32pt"/>
    </style:style>
    <style:style style:name="T1" style:family="text">
      <style:text-properties style:font-name="Avenir Next Demi Bold" fo:font-size="32pt" officeooo:rsid="000a555c" style:font-size-asian="32pt" style:font-size-complex="3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ddhath Atreya</text:p>
      <text:p text:style-name="P4">Major:__________</text:p>
      <text:p text:style-name="P8"/>
      <text:p text:style-name="P6"/>
      <text:p text:style-name="P1">Anand Bhattad</text:p>
      <text:p text:style-name="P4">Major:__________</text:p>
      <text:p text:style-name="P8"/>
      <text:p text:style-name="P6"/>
      <text:p text:style-name="P1">Ritwika Ghosh</text:p>
      <text:p text:style-name="P4">Major:__________</text:p>
      <text:p text:style-name="P8"/>
      <text:p text:style-name="P6"/>
      <text:p text:style-name="P1">Wajih Ul Hassan</text:p>
      <text:p text:style-name="P4">Major:__________</text:p>
      <text:p text:style-name="P8"/>
      <text:p text:style-name="P1"><text:soft-page-break/>Lunan Li</text:p>
      <text:p text:style-name="P4">Major:__________</text:p>
      <text:p text:style-name="P8"/>
      <text:p text:style-name="P6"/>
      <text:p text:style-name="P1">Chaoqun Liu</text:p>
      <text:p text:style-name="P4">Major:__________</text:p>
      <text:p text:style-name="P8"/>
      <text:p text:style-name="P6"/>
      <text:p text:style-name="P1">Anusri Pampari</text:p>
      <text:p text:style-name="P4">Major:__________</text:p>
      <text:p text:style-name="P8"/>
      <text:p text:style-name="P6"/>
      <text:p text:style-name="P1">Shambwaditya Saha</text:p>
      <text:p text:style-name="P4">Major:__________</text:p>
      <text:p text:style-name="P8"/>
      <text:p text:style-name="P1"><text:soft-page-break/>Neetesh Sharma</text:p>
      <text:p text:style-name="P4">Major:__________</text:p>
      <text:p text:style-name="P8"/>
      <text:p text:style-name="P6"/>
      <text:p text:style-name="P3">Chelsea Song</text:p>
      <text:p text:style-name="P5">Course Assistant (Seneschal)</text:p>
      <text:p text:style-name="P9"/>
      <text:p text:style-name="P7"/>
      <text:p text:style-name="P3">Neal Davis</text:p>
      <text:p text:style-name="P5">Instructor (King of Town)</text:p>
      <text:p text:style-name="P9"/>
      <text:p text:style-name="P7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venir Next" svg:font-family="'Avenir Next'"/>
    <style:font-face style:name="Linux Libertine O" svg:font-family="'Linux Libertine O'"/>
    <style:font-face style:name="FreeSans1" svg:font-family="FreeSans" style:font-family-generic="swiss"/>
    <style:font-face style:name="Avenir Next Demi Bold" svg:font-family="'Avenir Next Demi Bold'" style:font-pitch="variable"/>
    <style:font-face style:name="Avenir Next Ultra Light" svg:font-family="'Avenir Next Ultra Light'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nux Libertine O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nux Libertine O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venir Next" fo:font-family="'Avenir Next'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Linux Libertine O" fo:font-family="'Linux Libertine O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Linux Libertine O" fo:font-family="'Linux Libertine O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Libertine O" fo:font-family="'Linux Libertine O'"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9T09:48:08.382843313</meta:creation-date>
    <meta:print-date>2016-08-19T09:56:03.108194097</meta:print-date>
    <dc:date>2016-08-19T10:22:26.682923244</dc:date>
    <meta:editing-duration>PT19M10S</meta:editing-duration>
    <meta:editing-cycles>1</meta:editing-cycles>
    <meta:document-statistic meta:table-count="0" meta:image-count="0" meta:object-count="0" meta:page-count="3" meta:paragraph-count="22" meta:word-count="39" meta:character-count="339" meta:non-whitespace-character-count="322"/>
    <meta:generator>LibreOffice/5.1.5.2$Linux_X86_64 LibreOffice_project/10m0$Build-2</meta:generator>
  </office:meta>
</office:document-meta>
</file>